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3ade7" officeooo:paragraph-rsid="0003ade7" style:font-weight-asian="bold" style:font-weight-complex="bold"/>
    </style:style>
    <style:style style:name="P2" style:family="paragraph" style:parent-style-name="Standard">
      <style:text-properties officeooo:rsid="0003ade7" officeooo:paragraph-rsid="0003ade7"/>
    </style:style>
    <style:style style:name="P3" style:family="paragraph" style:parent-style-name="Standard">
      <style:text-properties fo:font-style="italic" fo:font-weight="bold" officeooo:rsid="0003ade7" officeooo:paragraph-rsid="0003ade7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tyle="italic" fo:font-weight="normal" officeooo:rsid="0003ade7" officeooo:paragraph-rsid="0003ade7" style:font-style-asian="italic" style:font-weight-asian="normal" style:font-style-complex="italic" style:font-weight-complex="normal"/>
    </style:style>
    <style:style style:name="P5" style:family="paragraph" style:parent-style-name="Standard" style:list-style-name="L1">
      <style:text-properties officeooo:rsid="0003ade7" officeooo:paragraph-rsid="0003ade7"/>
    </style:style>
    <style:style style:name="P6" style:family="paragraph" style:parent-style-name="Standard">
      <style:text-properties fo:font-style="italic" fo:font-weight="bold" officeooo:rsid="0004b0fc" officeooo:paragraph-rsid="0004b0fc" style:font-style-asian="italic" style:font-weight-asian="bold" style:font-style-complex="italic" style:font-weight-complex="bold"/>
    </style:style>
    <style:style style:name="P7" style:family="paragraph" style:parent-style-name="Standard" style:list-style-name="L2">
      <style:text-properties officeooo:rsid="0003ade7" officeooo:paragraph-rsid="0003ade7"/>
    </style:style>
    <style:style style:name="P8" style:family="paragraph" style:parent-style-name="Standard" style:list-style-name="L3">
      <style:text-properties officeooo:rsid="00049391" officeooo:paragraph-rsid="0004b0fc"/>
    </style:style>
    <style:style style:name="P9" style:family="paragraph" style:parent-style-name="Standard">
      <style:text-properties officeooo:rsid="00049391" officeooo:paragraph-rsid="00049391"/>
    </style:style>
    <style:style style:name="P10" style:family="paragraph" style:parent-style-name="Standard" style:list-style-name="L4">
      <style:text-properties officeooo:rsid="0004b0fc" officeooo:paragraph-rsid="0004b0f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100DaysOfCyberSecurity – Day 2</text:p>
      <text:p text:style-name="P2"/>
      <text:p text:style-name="P3">Summary of What I Learnt Today</text:p>
      <text:p text:style-name="P2"/>
      <text:p text:style-name="P4">Today’s study solely focused on Windows Operating System. I covered Module one of the Cisco Operating Systems Basics Course. Below is a brief of the learning process: </text:p>
      <text:p text:style-name="P2"/>
      <text:p text:style-name="P3">Windows History</text:p>
      <text:list text:style-name="L1">
        <text:list-item>
          <text:p text:style-name="P5">Study the History of the Windows Operating System from DOS(Disk Operating Systems in the 90s down to the Current Windows 11.</text:p>
        </text:list-item>
        <text:list-item>
          <text:p text:style-name="P5">Distinguished between CLI and GUI</text:p>
        </text:list-item>
      </text:list>
      <text:p text:style-name="P2"/>
      <text:p text:style-name="P6">Windows Architecture and Operations</text:p>
      <text:list text:style-name="L2">
        <text:list-item>
          <text:p text:style-name="P7">Went through the Windows Architecture and Hardware abstraction layer (HAL) to understand how communications between hardwares and the kernel is facilitated.</text:p>
        </text:list-item>
        <text:list-item>
          <text:p text:style-name="P7">Studied the different file systems like the Fat, exFAT, NTFS etc…</text:p>
        </text:list-item>
        <text:list-item>
          <text:p text:style-name="P7">Read and understood the difference between BIOS and UEFI systems </text:p>
        </text:list-item>
      </text:list>
      <text:p text:style-name="P2"/>
      <text:p text:style-name="P3">Windows Configuration and Monitoring </text:p>
      <text:list text:style-name="L3">
        <text:list-item>
          <text:p text:style-name="P8">Read about Windows Configurations and Monitoring </text:p>
        </text:list-item>
        <text:list-item>
          <text:p text:style-name="P8">Did Labs on User account management, administrative privileges, use of CLI to execute commands, using the task manager for process and performance monitoring, <text:s/>etc.</text:p>
        </text:list-item>
      </text:list>
      <text:p text:style-name="P9"/>
      <text:p text:style-name="P6">Windows Security </text:p>
      <text:list text:style-name="L4">
        <text:list-item>
          <text:p text:style-name="P10">Learned how to utilize the netstat command to track open ports and processes</text:p>
        </text:list-item>
        <text:list-item>
          <text:p text:style-name="P10">Did a Lab on Windows Event Viewer and basic analysis of windows logs and application logs </text:p>
        </text:list-item>
        <text:list-item>
          <text:p text:style-name="P10">Learned how to apply software updates/patch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30T19:27:40.944836300</meta:creation-date>
    <dc:date>2025-09-30T20:02:00.350884600</dc:date>
    <meta:editing-duration>PT13M2S</meta:editing-duration>
    <meta:editing-cycles>1</meta:editing-cycles>
    <meta:document-statistic meta:table-count="0" meta:image-count="0" meta:object-count="0" meta:page-count="1" meta:paragraph-count="17" meta:word-count="191" meta:character-count="1210" meta:non-whitespace-character-count="1038"/>
    <meta:generator>LibreOffice/25.8.1.1$Windows_X86_64 LibreOffice_project/54047653041915e595ad4e45cccea684809c77b5</meta:generator>
  </office:meta>
</office:document-meta>
</file>